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.5681in" table:align="left"/>
    </style:style>
    <style:style style:name="Table1.A" style:family="table-column">
      <style:table-column-properties style:column-width="0.734in"/>
    </style:style>
    <style:style style:name="Table1.B" style:family="table-column">
      <style:table-column-properties style:column-width="0.83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4"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Heading_20_2">
      <style:text-properties fo:font-size="12pt" style:font-size-asian="12pt" style:font-size-complex="12pt"/>
    </style:style>
    <style:style style:name="P10" style:family="paragraph" style:parent-style-name="Heading_20_1">
      <style:text-properties fo:font-size="14pt" style:font-size-asian="14pt" style:font-size-complex="14pt"/>
    </style:style>
    <style:style style:name="P11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officeooo:rsid="001acb5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c2355"/>
    </style:style>
    <style:style style:name="T4" style:family="text">
      <style:text-properties officeooo:rsid="001d171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pneu"/><text:span text:style-name="T1">1 - </text:span>Pneu</text:h>
      <text:p text:style-name="P5">Calibrar os pneus do carro deve ser uma tarefa cotidiana de todos os motoristas. Para isto, os postos de gasolina possuem uma bomba de ar. A maioria das bombas atuais são eletrônicas, permitindo que o motorista indique a pressão desejada num teclado. Ao ser ligada ao pneu, a bomba primeiro lê a pressão atual e calcula a diferença de pressão entre a desejada e a lida. Com esta diferença ela esvazia ou enche o pneu para chegar na pressão correta.</text:p>
      <text:p text:style-name="P5">Sua ajuda foi requisitada para desenvolver o programa da próxima bomba da SBC - Sistemas de Bombas Computadorizadas.</text:p>
      <text:p text:style-name="P5">Escreva um programa que, dada a pressão desejada digitada pelo motorista e a pressão do pneu lida pela bomba, indica a diferença entre a pressão desejada e a pressão lida.</text:p>
      <text:h text:style-name="P9" text:outline-level="2"><text:bookmark text:name="entrada"/>Entrada</text:h>
      <text:p text:style-name="Text_20_body"><text:span text:style-name="T2">A primeira linha da entrada contém um inteiro </text:span><text:span text:style-name="Emphasis"><text:span text:style-name="T2">N</text:span></text:span><text:span text:style-name="T2"> que indica a pressão desejada pelo motorista ( 1 ≤ </text:span><text:span text:style-name="Emphasis"><text:span text:style-name="T2">N</text:span></text:span><text:span text:style-name="T2"> ≤ 40 ). A segunda linha contém um inteiro </text:span><text:span text:style-name="Emphasis"><text:span text:style-name="T2">M</text:span></text:span><text:span text:style-name="T2"> que indica a pressão lida pela bomba ( 1 ≤ </text:span><text:span text:style-name="Emphasis"><text:span text:style-name="T2">M</text:span></text:span><text:span text:style-name="T2"> ≤ 40 ).</text:span></text:p>
      <text:h text:style-name="P9" text:outline-level="2"><text:bookmark text:name="saída"/>Saída</text:h>
      <text:p text:style-name="P5">Seu programa deve imprimir uma única linha, contendo a diferença entre a pressão desejada e a pressão lida.</text:p>
      <text:h text:style-name="P3" text:outline-level="3"><text:bookmark text:name="exemplo-de-entrada-1"/>Exemplo de Entrada 1</text:h>
      <text:p text:style-name="Preformatted_20_Text"><text:span text:style-name="Source_20_Text"><text:span text:style-name="T2">36</text:span></text:span></text:p>
      <text:p text:style-name="P8"><text:span text:style-name="Source_20_Text"><text:span text:style-name="T2">26</text:span></text:span></text:p>
      <text:h text:style-name="P3" text:outline-level="3"><text:bookmark text:name="exemplo-de-saída-1"/>Exemplo de Saída 1</text:h>
      <text:p text:style-name="P8"><text:span text:style-name="Source_20_Text"><text:span text:style-name="T2">10</text:span></text:span></text:p>
      <text:h text:style-name="P3" text:outline-level="3"><text:bookmark text:name="exemplo-de-entrada-2"/>Exemplo de Entrada 2</text:h>
      <text:p text:style-name="Preformatted_20_Text"><text:span text:style-name="Source_20_Text"><text:span text:style-name="T2">29</text:span></text:span></text:p>
      <text:p text:style-name="P8"><text:span text:style-name="Source_20_Text"><text:span text:style-name="T2">18</text:span></text:span></text:p>
      <text:h text:style-name="P3" text:outline-level="3"><text:bookmark text:name="exemplo-de-saída-2"/>Exemplo de Saída 2</text:h>
      <text:p text:style-name="P8"><text:span text:style-name="Source_20_Text"><text:span text:style-name="T2">11</text:span></text:span></text:p>
      <text:h text:style-name="P3" text:outline-level="3"><text:bookmark text:name="exemplo-de-entrada-3"/>Exemplo de Entrada 3</text:h>
      <text:p text:style-name="Preformatted_20_Text"><text:span text:style-name="Source_20_Text"><text:span text:style-name="T2">28</text:span></text:span></text:p>
      <text:p text:style-name="P8"><text:soft-page-break/><text:span text:style-name="Source_20_Text"><text:span text:style-name="T2">29</text:span></text:span></text:p>
      <text:h text:style-name="P3" text:outline-level="3"><text:bookmark text:name="exemplo-de-saída-3"/>Exemplo de Saída 3</text:h>
      <text:p text:style-name="P8"><text:span text:style-name="Source_20_Text"><text:span text:style-name="T2">-1</text:span></text:span></text:p>
      <text:h text:style-name="P10" text:outline-level="1"><text:bookmark text:name="soma-n"/><text:span text:style-name="T3">2 </text:span>Soma N</text:h>
      <text:p text:style-name="P5">Para este exercício você deve ler um conjunto de números da entrada padrão (geralmente o teclado) e imprimir uma única linha contendo a soma de todos eles.</text:p>
      <text:h text:style-name="P9" text:outline-level="2"><text:bookmark text:name="entrada1"/>Entrada</text:h>
      <text:p text:style-name="P5">A entrada é composta de um único caso de teste. A primeira linha contém um inteiro positivo N. As N linhas seguintes contêm cada uma um inteiro X, representando os N números a serem somados.</text:p>
      <text:h text:style-name="P9" text:outline-level="2"><text:bookmark text:name="saída1"/>Saída</text:h>
      <text:p text:style-name="P5">Seu programa deve produzir uma única linha na saída, contendo a soma de todos os N inteiros.</text:p>
      <text:h text:style-name="P9" text:outline-level="2"><text:bookmark text:name="restrições"/>Restrições</text:h>
      <text:list xml:id="list612251252" text:style-name="L1">
        <text:list-item>
          <text:p text:style-name="P7"><text:span text:style-name="T2">0 ≤ </text:span><text:span text:style-name="Emphasis"><text:span text:style-name="T2">N</text:span></text:span><text:span text:style-name="T2"> ≤ 50 </text:span></text:p>
        </text:list-item>
        <text:list-item>
          <text:p text:style-name="P6"><text:span text:style-name="T2">|</text:span><text:span text:style-name="Emphasis"><text:span text:style-name="T2">X</text:span></text:span><text:span text:style-name="T2">|≤5000 </text:span></text:p>
        </text:list-item>
      </text:list>
      <text:h text:style-name="P3" text:outline-level="3"><text:bookmark text:name="exemplo-de-entrada"/>Exemplo de Entrada</text:h>
      <text:p text:style-name="Preformatted_20_Text"><text:span text:style-name="Source_20_Text"><text:span text:style-name="T2">2</text:span></text:span></text:p>
      <text:p text:style-name="Preformatted_20_Text"><text:span text:style-name="Source_20_Text"><text:span text:style-name="T2">2</text:span></text:span></text:p>
      <text:p text:style-name="P8"><text:span text:style-name="Source_20_Text"><text:span text:style-name="T2">3</text:span></text:span></text:p>
      <text:h text:style-name="P1" text:outline-level="4"><text:bookmark text:name="exemplo-de-saída"/>Exemplo de Saída</text:h>
      <text:p text:style-name="P8"><text:span text:style-name="Source_20_Text"><text:span text:style-name="T2">5</text:span></text:span></text:p>
      <text:h text:style-name="P3" text:outline-level="3"><text:bookmark text:name="exemplo-de-entrada-11"/>Exemplo de Entrada</text:h>
      <text:p text:style-name="Preformatted_20_Text"><text:span text:style-name="Source_20_Text"><text:span text:style-name="T2">3</text:span></text:span></text:p>
      <text:p text:style-name="Preformatted_20_Text"><text:span text:style-name="Source_20_Text"><text:span text:style-name="T2">1</text:span></text:span></text:p>
      <text:p text:style-name="Preformatted_20_Text"><text:span text:style-name="Source_20_Text"><text:span text:style-name="T2">5</text:span></text:span></text:p>
      <text:p text:style-name="P8"><text:span text:style-name="Source_20_Text"><text:span text:style-name="T2">3</text:span></text:span></text:p>
      <text:h text:style-name="P1" text:outline-level="4"><text:bookmark text:name="exemplo-de-saída-11"/>Exemplo de Saída</text:h>
      <text:p text:style-name="P8"><text:span text:style-name="Source_20_Text"><text:span text:style-name="T2">9</text:span></text:span></text:p>
      <text:section text:style-name="Sect1" text:name="footer">
        <text:h text:style-name="P10" text:outline-level="1"><text:bookmark text:name="notas-da-prova"/><text:soft-page-break/><text:span text:style-name="T4">3 - </text:span>Notas da prova</text:h>
        <text:p text:style-name="P5">Rosy é uma talentosa professora do Ensino Médio que já ganhou muitos prêmios pela qualidade de sua aula. Seu reconhecimento foi tamanho que foi convidada a dar aulas em uma escola da Inglaterra. Mesmo falando bem inglês, Rosy ficou um pouco apreensiva com a responsabilidade, mas resolveu aceitar a proposta e encará-la como um bom desafio.</text:p>
        <text:p text:style-name="P5">Tudo ocorreu bem para Rosy até o dia da prova. Acostumada a dar notas de 0 (zero) a 100 (cem), ela fez o mesmo na primeira prova dos alunos da Inglaterra. No entanto, os alunos acharam estranho, pois na Inglaterra o sistema de notas é diferente: as notas devem ser dadas como conceitos de A a E. O conceito A é o mais alto, enquanto o conceito E é o mais baixo.</text:p>
        <text:p text:style-name="P5">Conversando com outros professores, ela recebeu a sugestão de utilizar a seguinte tabela, relacionando as notas numéricas com as notas de conceitos: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1">Nota</text:p>
              </table:table-cell>
              <table:table-cell table:style-name="Table1.A1" office:value-type="string">
                <text:p text:style-name="P11">Conceito</text:p>
              </table:table-cell>
            </table:table-row>
          </table:table-header-rows>
          <table:table-row>
            <table:table-cell table:style-name="Table1.A1" office:value-type="string">
              <text:p text:style-name="P2">0</text:p>
            </table:table-cell>
            <table:table-cell table:style-name="Table1.A1" office:value-type="string">
              <text:p text:style-name="P2">E</text:p>
            </table:table-cell>
          </table:table-row>
          <table:table-row>
            <table:table-cell table:style-name="Table1.A1" office:value-type="string">
              <text:p text:style-name="P2">1 a 35</text:p>
            </table:table-cell>
            <table:table-cell table:style-name="Table1.A1" office:value-type="string">
              <text:p text:style-name="P2">D</text:p>
            </table:table-cell>
          </table:table-row>
          <table:table-row>
            <table:table-cell table:style-name="Table1.A1" office:value-type="string">
              <text:p text:style-name="P2">36 a 60</text:p>
            </table:table-cell>
            <table:table-cell table:style-name="Table1.A1" office:value-type="string">
              <text:p text:style-name="P2">C</text:p>
            </table:table-cell>
          </table:table-row>
          <table:table-row>
            <table:table-cell table:style-name="Table1.A1" office:value-type="string">
              <text:p text:style-name="P2">61 a 85</text:p>
            </table:table-cell>
            <table:table-cell table:style-name="Table1.A1" office:value-type="string">
              <text:p text:style-name="P2">B</text:p>
            </table:table-cell>
          </table:table-row>
          <table:table-row>
            <table:table-cell table:style-name="Table1.A1" office:value-type="string">
              <text:p text:style-name="P2">86 a 100</text:p>
            </table:table-cell>
            <table:table-cell table:style-name="Table1.A1" office:value-type="string">
              <text:p text:style-name="P2">A</text:p>
            </table:table-cell>
          </table:table-row>
        </table:table>
        <text:p text:style-name="P5">O problema é que Rosy já deu as notas no sistema numérico, e terá que converter as notas para o sistema de letras. Porém, Rosy precisa preparar as próximas aulas (para manter a qualidade que a tornou reconhecida), e não tem tempo suficiente para fazer a conversão das notas manualmente.</text:p>
        <text:p text:style-name="P5">Entao, você deve escrever um programa que receba uma nota no sistema numérico e determine o conceito correspondente.</text:p>
        <text:h text:style-name="P9" text:outline-level="2"><text:bookmark text:name="entrada2"/>Entrada</text:h>
        <text:p text:style-name="Text_20_body"><text:span text:style-name="T2">A entrada é composta por uma única linha contendo um inteiro </text:span><text:span text:style-name="Emphasis"><text:span text:style-name="T2">N</text:span></text:span><text:span text:style-name="T2"> ( 0 ≤ </text:span><text:span text:style-name="Emphasis"><text:span text:style-name="T2">N</text:span></text:span><text:span text:style-name="T2"> ≤ 100 ) que indica uma nota de prova no sistema numérico.</text:span></text:p>
        <text:h text:style-name="P9" text:outline-level="2"><text:bookmark text:name="saída2"/>Saída</text:h>
        <text:p text:style-name="P5">A saída é composta de uma única linha, contendo a letra A, B, C, D ou E (em maiúsculas) representando o conceito correspondente a nota dada na entrada.</text:p>
        <text:h text:style-name="P3" text:outline-level="3"><text:bookmark text:name="exemplo-de-entrada-12"/>Exemplo de Entrada 1</text:h>
        <text:p text:style-name="P8"><text:span text:style-name="Source_20_Text"><text:span text:style-name="T2">24</text:span></text:span></text:p>
        <text:h text:style-name="P3" text:outline-level="3"><text:bookmark text:name="exemplo-de-saída-12"/><text:soft-page-break/>Exemplo de Saída 1</text:h>
        <text:p text:style-name="P8"><text:span text:style-name="Source_20_Text"><text:span text:style-name="T2">D</text:span></text:span></text:p>
        <text:h text:style-name="P3" text:outline-level="3"><text:bookmark text:name="exemplo-de-entrada-21"/>Exemplo de Entrada 2</text:h>
        <text:p text:style-name="P8"><text:span text:style-name="Source_20_Text"><text:span text:style-name="T2">87</text:span></text:span></text:p>
        <text:h text:style-name="P3" text:outline-level="3"><text:bookmark text:name="exemplo-de-saída-21"/>Exemplo de Saída 2</text:h>
        <text:p text:style-name="P8"><text:span text:style-name="Source_20_Text"><text:span text:style-name="T2">A</text:span></text:span></text:p>
        <text:h text:style-name="P3" text:outline-level="3"><text:bookmark text:name="exemplo-de-entrada-31"/>Exemplo de Entrada 3</text:h>
        <text:p text:style-name="P8"><text:span text:style-name="Source_20_Text"><text:span text:style-name="T2">51</text:span></text:span></text:p>
        <text:h text:style-name="P3" text:outline-level="3"><text:bookmark text:name="exemplo-de-saída-31"/>Exemplo de Saída 3</text:h>
        <text:p text:style-name="P8"><text:span text:style-name="Source_20_Text"><text:span text:style-name="T2">C</text:span></text:span></text:p>
        <text:p text:style-name="P5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mbria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0:58:26.133985877</meta:creation-date>
    <dc:date>2019-04-29T01:57:50.487007850</dc:date>
    <meta:editing-duration>PT49M14S</meta:editing-duration>
    <meta:editing-cycles>2</meta:editing-cycles>
    <meta:generator>LibreOffice/6.2.2.2$Linux_X86_64 LibreOffice_project/20$Build-2</meta:generator>
    <meta:document-statistic meta:table-count="1" meta:image-count="0" meta:object-count="0" meta:page-count="4" meta:paragraph-count="79" meta:word-count="673" meta:character-count="3486" meta:non-whitespace-character-count="2892"/>
  </office:meta>
</office:document-meta>
</file>